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.509cm" svg:height="0.962cm" svg:x="3.7cm" svg:y="2.3cm">
          <draw:text-box>
            <text:p>Page 1</text:p>
          </draw:text-box>
        </draw:frame>
      </draw:page>
      <draw:page draw:name="page2" draw:style-name="dp1" draw:master-page-name="Обычный">
        <draw:frame draw:style-name="gr2" draw:text-style-name="P1" draw:layer="layout" svg:width="7.8cm" svg:height="1.6cm" svg:x="1.9cm" svg:y="2.3cm">
          <draw:text-box>
            <text:p>Page 2</text:p>
          </draw:text-box>
        </draw:frame>
      </draw:page>
      <draw:page draw:name="page3" draw:style-name="dp1" draw:master-page-name="Обычный">
        <draw:frame draw:style-name="gr3" draw:text-style-name="P1" draw:layer="layout" svg:width="5.4cm" svg:height="0.962cm" svg:x="3.7cm" svg:y="2.6cm">
          <draw:text-box>
            <text:p>Page 3</text:p>
          </draw:text-box>
        </draw:frame>
      </draw:page>
      <draw:page draw:name="page4" draw:style-name="dp1" draw:master-page-name="Обычный">
        <draw:frame draw:style-name="gr4" draw:text-style-name="P1" draw:layer="layout" svg:width="11.1cm" svg:height="2.1cm" svg:x="1.4cm" svg:y="2.6cm">
          <draw:text-box>
            <text:p>End Page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5:36:26.822000000</meta:creation-date>
    <dc:date>2016-01-24T15:38:02.122000000</dc:date>
    <meta:editing-duration>PT1M35S</meta:editing-duration>
    <meta:editing-cycles>1</meta:editing-cycles>
    <meta:document-statistic meta:object-count="4"/>
    <meta:generator>LibreOffice/5.0.4.2$Windows_X86_64 LibreOffice_project/2b9802c1994aa0b7dc6079e128979269cf95bc78</meta:generator>
  </office:meta>
</office:document-meta>
</file>